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5.6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COUNTIFS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duct Name</text:p>
          </table:table-cell>
          <table:table-cell table:style-name="ce3" office:value-type="string" calcext:value-type="string">
            <text:p>Sales</text:p>
          </table:table-cell>
          <table:table-cell table:style-name="ce3" office:value-type="string" calcext:value-type="string">
            <text:p>Revenue</text:p>
          </table:table-cell>
          <table:table-cell/>
          <table:table-cell office:value-type="string" calcext:value-type="string">
            <text:p>Product Name</text:p>
          </table:table-cell>
          <table:table-cell table:style-name="ce4" office:value-type="string" calcext:value-type="string" table:number-columns-spanned="2" table:number-rows-spanned="1">
            <text:p>Sale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Revenue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/>
          <table:table-cell office:value-type="string" calcext:value-type="string">
            <text:p>pencil-case</text:p>
          </table:table-cell>
          <table:table-cell table:number-columns-repeated="4" office:value-type="string" calcext:value-type="string">
            <text:p>not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table:formula="of:=COUNTIFS([.B2:.B6];&quot;&gt;=20&quot;)" office:value-type="float" office:value="3" calcext:value-type="float">
            <text:p>3</text:p>
          </table:table-cell>
          <table:table-cell table:style-name="ce1" table:formula="of:=FORMULA([.A9])" office:value-type="string" office:string-value="=CONT.SES(B2:B6;&quot;&gt;=20&quot;)" calcext:value-type="string">
            <text:p>=CONT.SES(B2:B6;"&gt;=20")</text:p>
          </table:table-cell>
          <table:table-cell table:number-columns-repeated="2"/>
          <table:table-cell table:style-name="ce2" table:formula="of:=COUNTIFS([.F2:.G6];&quot;&gt;=20&quot;)" office:value-type="float" office:value="5" calcext:value-type="float">
            <text:p>5</text:p>
          </table:table-cell>
          <table:table-cell table:style-name="ce1" table:formula="of:=FORMULA([.E9])" office:value-type="string" office:string-value="=CONT.SES(F2:G6;&quot;&gt;=20&quot;)" calcext:value-type="string">
            <text:p>=CONT.SES(F2:G6;"&gt;=20")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Count cells B2, B3, B4</text:p>
          </table:table-cell>
          <table:table-cell table:number-columns-repeated="2"/>
          <table:table-cell table:style-name="Default"/>
          <table:table-cell office:value-type="string" calcext:value-type="string">
            <text:p>Count cells F2, F3, F4, G3, G4, totalling 5 cell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2" table:formula="of:=COUNTIFS([.B2:.B6];&quot;&gt;=20&quot;;[.C2:.C6];&quot;&gt;70&quot;)" office:value-type="float" office:value="2" calcext:value-type="float">
            <text:p>2</text:p>
          </table:table-cell>
          <table:table-cell table:style-name="ce1" table:formula="of:=FORMULA([.A12])" office:value-type="string" office:string-value="=CONT.SES(B2:B6;&quot;&gt;=20&quot;;C2:C6;&quot;&gt;70&quot;)" calcext:value-type="string">
            <text:p>=CONT.SES(B2:B6;"&gt;=20";C2:C6;"&gt;70")</text:p>
          </table:table-cell>
          <table:table-cell table:number-columns-repeated="2"/>
          <table:table-cell table:style-name="ce2" table:formula="of:=COUNTIFS([.F2:.G6];&quot;&gt;=20&quot;;[.H2:.I6];&quot;&gt;70&quot;)" office:value-type="float" office:value="3" calcext:value-type="float">
            <text:p>3</text:p>
          </table:table-cell>
          <table:table-cell table:style-name="ce1" table:formula="of:=FORMULA([.E12])" office:value-type="string" office:string-value="=CONT.SES(F2:G6;&quot;&gt;=20&quot;;H2:I6;&quot;&gt;70&quot;)" calcext:value-type="string">
            <text:p>=CONT.SES(F2:G6;"&gt;=20";H2:I6;"&gt;70")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Count cells (B3 and C3) + (B4 and C4), totalling 2</text:p>
          </table:table-cell>
          <table:table-cell table:number-columns-repeated="2"/>
          <table:table-cell table:style-name="Default"/>
          <table:table-cell office:value-type="string" calcext:value-type="string">
            <text:p>Count cells (F3 and H3) + (F4 and H4) + (G4 and I4), totalling 3 cell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6:00:34.52123122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da</meta:initial-creator>
    <meta:creation-date>2018-03-29T20:12:10.641320221</meta:creation-date>
    <meta:generator>LibreOffice/6.0.4.2$Linux_X86_64 LibreOffice_project/9b0d9b32d5dcda91d2f1a96dc04c645c450872bf</meta:generator>
    <dc:date>2018-06-06T16:12:32.725207666</dc:date>
    <dc:creator>Olivier Hallot</dc:creator>
    <meta:editing-duration>PT19M56S</meta:editing-duration>
    <meta:editing-cycles>6</meta:editing-cycles>
    <dc:title>Calc multiple conditions functions</dc:title>
    <meta:document-statistic meta:table-count="1" meta:cell-count="58" meta:object-count="0"/>
  </office:meta>
</office:document-meta>
</file>